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center" style:justify-single-word="false"/>
      <style:text-properties officeooo:rsid="001f8a1b" officeooo:paragraph-rsid="001f8a1b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imes New Roman" fo:font-size="13pt" officeooo:paragraph-rsid="0023bd4c" style:font-size-asian="13pt" style:font-size-complex="13pt"/>
    </style:style>
    <style:style style:name="P3" style:family="paragraph" style:parent-style-name="Standard" style:list-style-name="L1">
      <style:paragraph-properties fo:text-align="justify" style:justify-single-word="false"/>
      <style:text-properties fo:font-variant="normal" fo:text-transform="none" fo:color="#222222" style:font-name="Times New Roman" fo:font-size="13pt" fo:letter-spacing="normal" fo:font-style="normal" fo:font-weight="normal" officeooo:rsid="001e7630" officeooo:paragraph-rsid="001e7630" style:font-size-asian="13pt" style:font-size-complex="13pt"/>
    </style:style>
    <style:style style:name="P4" style:family="paragraph" style:parent-style-name="Standard" style:list-style-name="L1">
      <style:paragraph-properties fo:text-align="justify" style:justify-single-word="false"/>
      <style:text-properties fo:font-variant="normal" fo:text-transform="none" fo:color="#222222" style:font-name="Times New Roman" fo:font-size="13pt" fo:letter-spacing="normal" fo:font-style="normal" fo:font-weight="normal" officeooo:rsid="0020525e" officeooo:paragraph-rsid="0020525e" style:font-size-asian="13pt" style:font-size-complex="13pt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fo:letter-spacing="normal" fo:font-style="normal" fo:font-weight="normal" officeooo:rsid="001b89c9"/>
    </style:style>
    <style:style style:name="T3" style:family="text">
      <style:text-properties fo:font-variant="normal" fo:text-transform="none" fo:color="#222222" fo:letter-spacing="normal" fo:font-style="normal" fo:font-weight="normal" officeooo:rsid="001886a3"/>
    </style:style>
    <style:style style:name="T4" style:family="text">
      <style:text-properties officeooo:rsid="0021fb27"/>
    </style:style>
    <style:style style:name="T5" style:family="text">
      <style:text-properties officeooo:rsid="0023bd4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07437886608287723" text:style-name="L1">
        <text:list-header>
          <text:p text:style-name="P1">SET-<text:span text:style-name="T5">C</text:span></text:p>
          <text:p text:style-name="P1"/>
        </text:list-header>
        <text:list-item>
          <text:p text:style-name="P2"><text:span text:style-name="T3">Write a tcl program to implement Dynamic routing with atleast 7 nodes. Analyze the difference with Static routing.</text:span></text:p>
          <text:p text:style-name="P2"><text:span text:style-name="T3"/></text:p>
        </text:list-item>
        <text:list-item>
          <text:p text:style-name="P2"><text:span text:style-name="T1">Write a tcl program to implement PING and find round trip time.</text:span></text:p>
          <text:p text:style-name="P3"/>
          <text:p text:style-name="P4"/>
        </text:list-item>
        <text:list-item>
          <text:p text:style-name="P4">Use the .pcap file and answer the following </text:p>
          <text:p text:style-name="P4"/>
          <text:p text:style-name="P4">1)What is the source IP address ?Within the IP packet header, what is the value in the upper layer protocol field? <text:s/></text:p>
          <text:p text:style-name="P4">2)How many bytes are in the IP header? How many bytes are in the payload of the IP datagram? <text:s/>Explain how you determined the number of payload bytes. </text:p>
          <text:p text:style-name="P4">3)Has this IP datagram been fragmented?Explain how you determined whether or not the datagram has been fragmented. </text:p>
          <text:p text:style-name="P4">4)Which of the fields must stay constant and which must change?(list any 3 for each) </text:p>
          <text:p text:style-name="P4">5)Describe the pattern you see in the values in the Identification field of the IP datagram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9:05:18.857881287</meta:creation-date>
    <meta:generator>LibreOffice/4.2.8.2$Linux_x86 LibreOffice_project/420m0$Build-2</meta:generator>
    <dc:date>2017-04-17T09:12:07.442475948</dc:date>
    <meta:editing-duration>PT41S</meta:editing-duration>
    <meta:editing-cycles>6</meta:editing-cycles>
    <meta:document-statistic meta:table-count="0" meta:image-count="0" meta:object-count="0" meta:page-count="1" meta:paragraph-count="9" meta:word-count="139" meta:character-count="790" meta:non-whitespace-character-count="655"/>
  </office:meta>
</office:document-meta>
</file>